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AIME HUACCHA, ARTURO SAMUEL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RIOLLO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FR. NEGRO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LAIME HUACCHA, ARTURO SAMUE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0:53:51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